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aa55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he project of the current thesis is an exploratory project dealing with the automatic extraction and semantic characterization of the narrative structure of TV series collections that is expected to lead to novel interactive ways of browsing, searching and interacting with TV series episodes. </text:p>
      <text:p text:style-name="P1"/>
      <text:p text:style-name="P1">Current TV series are based on complex structures involving several intertwined story arcs within the same episode. The main ambitious objective of the project is to analyze the structure of narration of each of these story arcs, extracting and characterizing key segments of the narration and the relations between them. </text:p>
      <text:p text:style-name="P1"/>
      <text:p text:style-name="P1">The project opens up a previously unexplored field of scientific research. While many studies have focused on the extraction of the temporal structure (scenes segmentation) or thematic structure, the narrative structure extraction has, to our knowledge, never been studied for multimedia documents. The exploratory nature of projet StoryArcs will therefore lead to the development of novel methods and models for content-based multimedia analysis. </text:p>
      <text:p text:style-name="P1"/>
      <text:p text:style-name="P1">In particular, project StoryArcs is expected to yield novel (and really multimodal) fusion paradigms as most tasks planned rely on the combination of audio, visual or textual data (multimodal segmentation into scenes, multimodal clustering of scenes into story arc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0T10:39:43.889674066</meta:creation-date>
    <dc:date>2018-01-10T14:58:30.008578377</dc:date>
    <meta:editing-duration>PT4H8M36S</meta:editing-duration>
    <meta:editing-cycles>1</meta:editing-cycles>
    <meta:document-statistic meta:table-count="0" meta:image-count="0" meta:object-count="0" meta:page-count="1" meta:paragraph-count="4" meta:word-count="197" meta:character-count="1338" meta:non-whitespace-character-count="1142"/>
    <meta:generator>LibreOffice/5.1.6.2$Linux_X86_64 LibreOffice_project/10m0$Build-2</meta:generator>
  </office:meta>
</office:document-meta>
</file>